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Paragraphe_20_de_20_liste">
      <style:text-properties style:font-name="Arial" style:font-name-complex="Arial"/>
    </style:style>
    <style:style style:name="P4" style:family="paragraph" style:parent-style-name="Text_20_body">
      <style:text-properties officeooo:rsid="0008ca3f" officeooo:paragraph-rsid="0008ca3f"/>
    </style:style>
    <style:style style:name="P5" style:family="paragraph" style:parent-style-name="Heading_20_1">
      <style:text-properties style:use-window-font-color="true" style:font-name="Arial" style:font-name-complex="Arial"/>
    </style:style>
    <style:style style:name="P6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7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8" style:family="paragraph" style:parent-style-name="Heading_20_2">
      <style:text-properties style:use-window-font-color="true" style:font-name="Arial" style:font-name-complex="Arial"/>
    </style:style>
    <style:style style:name="P9" style:family="paragraph" style:parent-style-name="Heading_20_2">
      <style:text-properties fo:color="#000000"/>
    </style:style>
    <style:style style:name="P10" style:family="paragraph" style:parent-style-name="Heading_20_3">
      <style:text-properties fo:color="#000000"/>
    </style:style>
    <style:style style:name="P11" style:family="paragraph" style:parent-style-name="Normal" style:list-style-name="L3">
      <style:text-properties fo:color="#000000" officeooo:rsid="000f0cb4" officeooo:paragraph-rsid="000f0cb4"/>
    </style:style>
    <style:style style:name="P12" style:family="paragraph" style:parent-style-name="Paragraphe_20_de_20_liste" style:list-style-name="L1">
      <style:text-properties style:font-name="Arial" style:font-name-complex="Arial"/>
    </style:style>
    <style:style style:name="P13" style:family="paragraph" style:parent-style-name="Text_20_body" style:list-style-name="L2">
      <style:text-properties officeooo:rsid="0008ca3f" officeooo:paragraph-rsid="0008ca3f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995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ff7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8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6" text:outline-level="1">Séance 3 - Interlude : open data partout...</text:h>
      <text:h text:style-name="P8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5" text:outline-level="1">D'autres questions se posent..</text:h>
      <text:list xml:id="list1415175159" text:style-name="L1">
        <text:list-item>
          <text:p text:style-name="P12">On utilisé un navigateur pour consulter les données rapidement, tout simplement grâce à une URL.</text:p>
        </text:list-item>
        <text:list-item>
          <text:p text:style-name="P12">…</text:p>
        </text:list-item>
        <text:list-item>
          <text:p text:style-name="P12">…</text:p>
        </text:list-item>
      </text:list>
      <text:p text:style-name="Subtitle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9" text:outline-level="2"><text:bookmark text:name="yui_3_17_2_1_1637767694433_49"/>Xml, proposition du W3C, dispose d'outils de manipulation</text:h>
      <text:p text:style-name="P4"/>
      <text:p text:style-name="P4">Questions</text:p>
      <text:list xml:id="list1682100182" text:style-name="L2">
        <text:list-item>
          <text:p text:style-name="P13"><text:span text:style-name="T8">xmllint films.xml –noout </text:span>: <text:span text:style-name="T7">fichier xml valide</text:span></text:p>
        </text:list-item>
        <text:list-item>
          <text:p text:style-name="P13"><text:span text:style-name="T8">xmllint --dtdvalid films.dtd films.xml –noout</text:span> : fichiers <text:span text:style-name="T7">xml &amp; dtd </text:span>va<text:span text:style-name="T9">l</text:span>ide !</text:p>
        </text:list-item>
      </text:list>
      <text:h text:style-name="P10" text:outline-level="3"><text:bookmark text:name="yui_3_17_2_1_1637767694433_59"/>Les premières feuilles de styles</text:h>
      <text:list xml:id="list1877400605" text:style-name="L3">
        <text:list-item>
          <text:p text:style-name="P11">1ère feuille de style</text:p>
          <text:list>
            <text:list-item>
              <text:p text:style-name="P11">La feuille de style xsl transformele fichier xml en fichier html, remplacant les balises xml en balise html</text:p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5T10:36:15.854370140</dc:date>
    <meta:editing-cycles>16</meta:editing-cycles>
    <meta:editing-duration>PT1H9M19S</meta:editing-duration>
    <meta:document-statistic meta:table-count="0" meta:image-count="0" meta:object-count="0" meta:page-count="2" meta:paragraph-count="26" meta:word-count="330" meta:character-count="2004" meta:non-whitespace-character-count="1669"/>
    <meta:template xlink:type="simple" xlink:actuate="onRequest" xlink:title="" xlink:href="Normal.dotm"/>
  </office:meta>
</office:document-meta>
</file>